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48" style:family="table-cell" style:parent-style-name="Default">
      <style:table-cell-properties fo:background-color="#ffb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8" style:family="table-cell" style:parent-style-name="Default">
      <style:table-cell-properties fo:background-color="#ff6d6d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4" table:default-cell-style-name="ce108"/>
        <table:table-column table:style-name="co4" table:number-columns-repeated="5" table:default-cell-style-name="ce108"/>
        <table:table-column table:style-name="co4" table:number-columns-repeated="99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4" table:number-rows-spanned="1">
            <text:p>Architectures</text:p>
          </table:table-cell>
          <table:covered-table-cell table:number-columns-repeated="13"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52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Circuits combinatoires</text:p>
          </table:table-cell>
          <table:table-cell table:style-name="ce48" office:value-type="string" calcext:value-type="string">
            <text:p>Exercices portes logiques</text:p>
          </table:table-cell>
          <table:table-cell table:style-name="ce94" office:value-type="string" calcext:value-type="string">
            <text:p>éval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2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table:number-columns-repeated="25"/>
          <table:table-cell table:style-name="ce26" table:number-columns-repeated="40"/>
          <table:table-cell table:style-name="ce28" table:number-columns-repeated="952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5"/>
          <table:table-cell table:style-name="ce24" table:number-columns-repeated="40"/>
          <table:table-cell table:style-name="ce27" table:number-columns-repeated="952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3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8"/>
        </table:table-row>
        <table:table-row table:style-name="ro5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8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8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8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3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104" table:number-columns-repeated="24"/>
          <table:table-cell table:number-columns-repeated="998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4"/>
          <table:table-cell table:number-columns-repeated="99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3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4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4"/>
          <table:table-cell table:number-columns-repeated="998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4"/>
          <table:table-cell table:number-columns-repeated="998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4"/>
          <table:table-cell table:number-columns-repeated="998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4"/>
          <table:table-cell table:number-columns-repeated="998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0" table:default-cell-style-name="ce108"/>
        <table:table-column table:style-name="co4" table:number-columns-repeated="5" table:default-cell-style-name="ce108"/>
        <table:table-column table:style-name="co4" table:number-columns-repeated="99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3" table:number-rows-spanned="1">
            <text:p>récursivité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4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38" office:value-type="string" calcext:value-type="string">
            <text:p>Fonctionnel – temps execution</text:p>
          </table:table-cell>
          <table:table-cell table:style-name="ce40"/>
          <table:table-cell table:style-name="ce40" office:value-type="string" calcext:value-type="string">
            <text:p>tim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4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table:number-columns-repeated="25"/>
          <table:table-cell table:style-name="ce32" table:number-columns-repeated="40"/>
          <table:table-cell table:style-name="ce33" table:number-columns-repeated="95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1000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1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2"/>
          <table:table-cell table:number-columns-repeated="1000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104" table:number-columns-repeated="22"/>
          <table:table-cell table:number-columns-repeated="1000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2"/>
          <table:table-cell table:number-columns-repeated="1000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2"/>
          <table:table-cell table:number-columns-repeated="1000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8"/>
          <table:table-cell table:number-columns-repeated="1000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0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22"/>
          <table:table-cell table:number-columns-repeated="1000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2"/>
          <table:table-cell table:number-columns-repeated="100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1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2"/>
          <table:table-cell table:number-columns-repeated="1000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2"/>
          <table:table-cell table:number-columns-repeated="1000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2"/>
          <table:table-cell table:number-columns-repeated="1000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 style:data-style-name="N2" text:time-value="15:48:59.8299616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19T11:39:46.109077145</dc:date>
    <meta:editing-duration>P44DT13H52M39S</meta:editing-duration>
    <meta:editing-cycles>507</meta:editing-cycles>
    <meta:generator>LibreOffice/6.1.5.2$Linux_X86_64 LibreOffice_project/10$Build-2</meta:generator>
    <meta:document-statistic meta:table-count="3" meta:cell-count="448" meta:object-count="0"/>
  </office:meta>
</office:document-meta>
</file>